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0" calcext:value-type="float">
            <text:p>0</text:p>
          </table:table-cell>
          <table:table-cell table:formula="of:=([.$D$29]-([.$A$20]-[.B23]))^2" office:value-type="float" office:value="0" calcext:value-type="float">
            <text:p>0</text:p>
          </table:table-cell>
          <table:table-cell table:formula="of:=([.$D$29]-([.$A$20]-[.C23]))^2" office:value-type="float" office:value="0" calcext:value-type="float">
            <text:p>0</text:p>
          </table:table-cell>
          <table:table-cell table:formula="of:=([.$D$29]-([.$A$20]-[.D23]))^2" office:value-type="float" office:value="0" calcext:value-type="float">
            <text:p>0</text:p>
          </table:table-cell>
          <table:table-cell table:formula="of:=([.$D$29]-([.$A$20]-[.E23]))^2" office:value-type="float" office:value="0" calcext:value-type="float">
            <text:p>0</text:p>
          </table:table-cell>
          <table:table-cell table:formula="of:=([.$D$29]-([.$A$20]-[.F23]))^2" office:value-type="float" office:value="0" calcext:value-type="float">
            <text:p>0</text:p>
          </table:table-cell>
          <table:table-cell table:formula="of:=([.$D$29]-([.$A$20]-[.G23]))^2" office:value-type="float" office:value="0" calcext:value-type="float">
            <text:p>0</text:p>
          </table:table-cell>
          <table:table-cell table:formula="of:=([.$D$29]-([.$A$20]-[.H23]))^2" office:value-type="float" office:value="0" calcext:value-type="float">
            <text:p>0</text:p>
          </table:table-cell>
          <table:table-cell table:formula="of:=([.$D$29]-([.$A$20]-[.I23]))^2" office:value-type="float" office:value="0" calcext:value-type="float">
            <text:p>0</text:p>
          </table:table-cell>
          <table:table-cell table:formula="of:=([.$D$29]-([.$A$20]-[.J23]))^2" office:value-type="float" office:value="0" calcext:value-type="float">
            <text:p>0</text:p>
          </table:table-cell>
          <table:table-cell table:formula="of:=([.$D$29]-([.$A$20]-[.K23]))^2" office:value-type="float" office:value="0" calcext:value-type="float">
            <text:p>0</text:p>
          </table:table-cell>
          <table:table-cell table:formula="of:=([.$D$29]-([.$A$20]-[.L23]))^2" office:value-type="float" office:value="0" calcext:value-type="float">
            <text:p>0</text:p>
          </table:table-cell>
          <table:table-cell table:formula="of:=([.$D$29]-([.$A$20]-[.M23]))^2" office:value-type="float" office:value="0" calcext:value-type="float">
            <text:p>0</text:p>
          </table:table-cell>
          <table:table-cell table:formula="of:=([.$D$29]-([.$A$20]-[.N23]))^2" office:value-type="float" office:value="0" calcext:value-type="float">
            <text:p>0</text:p>
          </table:table-cell>
          <table:table-cell table:formula="of:=([.$D$29]-([.$A$20]-[.O23]))^2" office:value-type="float" office:value="0" calcext:value-type="float">
            <text:p>0</text:p>
          </table:table-cell>
          <table:table-cell table:formula="of:=([.$D$29]-([.$A$20]-[.P23]))^2" office:value-type="float" office:value="0" calcext:value-type="float">
            <text:p>0</text:p>
          </table:table-cell>
          <table:table-cell table:formula="of:=([.$D$29]-([.$A$20]-[.Q23]))^2" office:value-type="float" office:value="0" calcext:value-type="float">
            <text:p>0</text:p>
          </table:table-cell>
          <table:table-cell table:formula="of:=([.$D$29]-([.$A$20]-[.R23]))^2" office:value-type="float" office:value="0" calcext:value-type="float">
            <text:p>0</text:p>
          </table:table-cell>
          <table:table-cell table:formula="of:=([.$D$29]-([.$A$20]-[.S23]))^2" office:value-type="float" office:value="0" calcext:value-type="float">
            <text:p>0</text:p>
          </table:table-cell>
          <table:table-cell table:formula="of:=([.$D$29]-([.$A$20]-[.T23])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19" calcext:value-type="float">
            <text:p>19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1" calcext:value-type="float">
            <text:p>1</text:p>
          </table:table-cell>
          <table:table-cell table:formula="of:=[.C29]*[.A20]" office:value-type="float" office:value="18.75" calcext:value-type="float">
            <text:p>18,75</text:p>
          </table:table-cell>
          <table:table-cell table:formula="of:=SQRT(SUM([.A26:.X26])/[.B28])" office:value-type="float" office:value="0" calcext:value-type="float">
            <text:p>0</text:p>
          </table:table-cell>
          <table:table-cell table:formula="of:=[.E29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1" calcext:value-type="float">
            <text:p>1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2.1025" calcext:value-type="float">
            <text:p>2,1025</text:p>
          </table:table-cell>
          <table:table-cell table:formula="of:=([.B23]-[.$D$28])^2" office:value-type="float" office:value="0.3025" calcext:value-type="float">
            <text:p>0,3025</text:p>
          </table:table-cell>
          <table:table-cell table:formula="of:=([.C23]-[.$D$28])^2" office:value-type="float" office:value="0.3025" calcext:value-type="float">
            <text:p>0,3025</text:p>
          </table:table-cell>
          <table:table-cell table:formula="of:=([.D23]-[.$D$28])^2" office:value-type="float" office:value="0.3025" calcext:value-type="float">
            <text:p>0,3025</text:p>
          </table:table-cell>
          <table:table-cell table:formula="of:=([.E23]-[.$D$28])^2" office:value-type="float" office:value="0.3025" calcext:value-type="float">
            <text:p>0,3025</text:p>
          </table:table-cell>
          <table:table-cell table:formula="of:=([.F23]-[.$D$28])^2" office:value-type="float" office:value="0.3025" calcext:value-type="float">
            <text:p>0,3025</text:p>
          </table:table-cell>
          <table:table-cell table:formula="of:=([.G23]-[.$D$28])^2" office:value-type="float" office:value="0.3025" calcext:value-type="float">
            <text:p>0,3025</text:p>
          </table:table-cell>
          <table:table-cell table:formula="of:=([.H23]-[.$D$28])^2" office:value-type="float" office:value="0.3025" calcext:value-type="float">
            <text:p>0,3025</text:p>
          </table:table-cell>
          <table:table-cell table:formula="of:=([.I23]-[.$D$28])^2" office:value-type="float" office:value="0.2025" calcext:value-type="float">
            <text:p>0,2025</text:p>
          </table:table-cell>
          <table:table-cell table:formula="of:=([.J23]-[.$D$28])^2" office:value-type="float" office:value="0.3025" calcext:value-type="float">
            <text:p>0,3025</text:p>
          </table:table-cell>
          <table:table-cell table:formula="of:=([.K23]-[.$D$28])^2" office:value-type="float" office:value="0.2025" calcext:value-type="float">
            <text:p>0,2025</text:p>
          </table:table-cell>
          <table:table-cell table:formula="of:=([.L23]-[.$D$28])^2" office:value-type="float" office:value="0.2025" calcext:value-type="float">
            <text:p>0,2025</text:p>
          </table:table-cell>
          <table:table-cell table:formula="of:=([.M23]-[.$D$28])^2" office:value-type="float" office:value="0.2025" calcext:value-type="float">
            <text:p>0,2025</text:p>
          </table:table-cell>
          <table:table-cell table:formula="of:=([.N23]-[.$D$28])^2" office:value-type="float" office:value="0.2025" calcext:value-type="float">
            <text:p>0,2025</text:p>
          </table:table-cell>
          <table:table-cell table:formula="of:=([.O23]-[.$D$28])^2" office:value-type="float" office:value="0.3025" calcext:value-type="float">
            <text:p>0,3025</text:p>
          </table:table-cell>
          <table:table-cell table:formula="of:=([.P23]-[.$D$28])^2" office:value-type="float" office:value="0.3025" calcext:value-type="float">
            <text:p>0,3025</text:p>
          </table:table-cell>
          <table:table-cell table:formula="of:=([.Q23]-[.$D$28])^2" office:value-type="float" office:value="0.3025" calcext:value-type="float">
            <text:p>0,3025</text:p>
          </table:table-cell>
          <table:table-cell table:formula="of:=([.R23]-[.$D$28])^2" office:value-type="float" office:value="2.1025" calcext:value-type="float">
            <text:p>2,1025</text:p>
          </table:table-cell>
          <table:table-cell table:formula="of:=([.S23]-[.$D$28])^2" office:value-type="float" office:value="0.3025" calcext:value-type="float">
            <text:p>0,3025</text:p>
          </table:table-cell>
          <table:table-cell table:formula="of:=([.T23]-[.$D$28])^2" office:value-type="float" office:value="2.1025" calcext:value-type="float">
            <text:p>2,1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1" calcext:value-type="float">
            <text:p>11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93333333333333" calcext:value-type="float">
            <text:p>0,029333333333333</text:p>
          </table:table-cell>
          <table:table-cell table:formula="of:=[.A28]/[.B28]" office:value-type="float" office:value="0.55" calcext:value-type="float">
            <text:p>0,55</text:p>
          </table:table-cell>
          <table:table-cell table:formula="of:=SQRT(SUM([.A25:.X25])/[.B28])" office:value-type="float" office:value="0.739932429347437" calcext:value-type="float">
            <text:p>0,739932429347437</text:p>
          </table:table-cell>
          <table:table-cell table:formula="of:=[.E28]/[.A20]" office:value-type="float" office:value="0.03946306289853" calcext:value-type="float">
            <text:p>0,0394630628985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0666666666667" calcext:value-type="float">
            <text:p>0,97066666666666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1" calcext:value-type="float">
            <text:p>1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23:44:09.8998016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23:59:02.352802903</dc:date>
    <meta:editing-duration>PT8H19M1S</meta:editing-duration>
    <meta:editing-cycles>130</meta:editing-cycles>
    <meta:document-statistic meta:table-count="4" meta:cell-count="741" meta:object-count="0"/>
  </office:meta>
</office:document-meta>
</file>